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4e9" officeooo:paragraph-rsid="000614e9"/>
    </style:style>
    <style:style style:name="P2" style:family="paragraph" style:parent-style-name="Standard">
      <style:text-properties officeooo:rsid="000614e9" officeooo:paragraph-rsid="0006f93f"/>
    </style:style>
    <style:style style:name="P3" style:family="paragraph" style:parent-style-name="Standard">
      <style:text-properties officeooo:rsid="000614e9" officeooo:paragraph-rsid="00085137"/>
    </style:style>
    <style:style style:name="P4" style:family="paragraph" style:parent-style-name="Standard">
      <style:text-properties officeooo:rsid="000614e9" officeooo:paragraph-rsid="000a5015"/>
    </style:style>
    <style:style style:name="P5" style:family="paragraph" style:parent-style-name="Standard">
      <style:text-properties officeooo:rsid="000614e9" officeooo:paragraph-rsid="000c3659"/>
    </style:style>
    <style:style style:name="P6" style:family="paragraph" style:parent-style-name="Standard">
      <style:text-properties officeooo:rsid="000614e9" officeooo:paragraph-rsid="000c63e5"/>
    </style:style>
    <style:style style:name="P7" style:family="paragraph" style:parent-style-name="Standard">
      <style:text-properties officeooo:rsid="000614e9" officeooo:paragraph-rsid="000e476a"/>
    </style:style>
    <style:style style:name="P8" style:family="paragraph" style:parent-style-name="Standard">
      <style:text-properties officeooo:rsid="000614e9" officeooo:paragraph-rsid="0011461d"/>
    </style:style>
    <style:style style:name="P9" style:family="paragraph" style:parent-style-name="Standard">
      <style:text-properties officeooo:rsid="000614e9" officeooo:paragraph-rsid="0016c7dc"/>
    </style:style>
    <style:style style:name="P10" style:family="paragraph" style:parent-style-name="Standard">
      <style:text-properties officeooo:rsid="000614e9" officeooo:paragraph-rsid="0018bfff"/>
    </style:style>
    <style:style style:name="P11" style:family="paragraph" style:parent-style-name="Standard">
      <style:text-properties officeooo:rsid="000614e9" officeooo:paragraph-rsid="0019c53e"/>
    </style:style>
    <style:style style:name="P12" style:family="paragraph" style:parent-style-name="Standard">
      <style:text-properties officeooo:rsid="000614e9" officeooo:paragraph-rsid="001ad665"/>
    </style:style>
    <style:style style:name="P13" style:family="paragraph" style:parent-style-name="Standard">
      <style:text-properties officeooo:rsid="000614e9" officeooo:paragraph-rsid="001c2437"/>
    </style:style>
    <style:style style:name="P14" style:family="paragraph" style:parent-style-name="Standard">
      <style:text-properties officeooo:rsid="000614e9" officeooo:paragraph-rsid="001d0b24"/>
    </style:style>
    <style:style style:name="P15" style:family="paragraph" style:parent-style-name="Standard">
      <style:text-properties officeooo:rsid="000614e9" officeooo:paragraph-rsid="001f05df"/>
    </style:style>
    <style:style style:name="P16" style:family="paragraph" style:parent-style-name="Standard">
      <style:text-properties officeooo:rsid="000614e9" officeooo:paragraph-rsid="0025a377"/>
    </style:style>
    <style:style style:name="P17" style:family="paragraph" style:parent-style-name="Standard">
      <style:text-properties officeooo:rsid="000614e9" officeooo:paragraph-rsid="002803d1"/>
    </style:style>
    <style:style style:name="P18" style:family="paragraph" style:parent-style-name="Standard">
      <style:text-properties officeooo:rsid="000614e9" officeooo:paragraph-rsid="0030e384"/>
    </style:style>
    <style:style style:name="P19" style:family="paragraph" style:parent-style-name="Standard">
      <style:text-properties officeooo:rsid="000614e9" officeooo:paragraph-rsid="003503bb"/>
    </style:style>
    <style:style style:name="P20" style:family="paragraph" style:parent-style-name="Standard">
      <style:text-properties officeooo:rsid="000614e9" officeooo:paragraph-rsid="003688bd"/>
    </style:style>
    <style:style style:name="P21" style:family="paragraph" style:parent-style-name="Standard">
      <style:text-properties officeooo:rsid="000614e9" officeooo:paragraph-rsid="00382377"/>
    </style:style>
    <style:style style:name="P22" style:family="paragraph" style:parent-style-name="Standard">
      <style:text-properties officeooo:rsid="000614e9" officeooo:paragraph-rsid="00394eed"/>
    </style:style>
    <style:style style:name="P23" style:family="paragraph" style:parent-style-name="Standard">
      <style:text-properties officeooo:rsid="000614e9" officeooo:paragraph-rsid="003ac206"/>
    </style:style>
    <style:style style:name="P24" style:family="paragraph" style:parent-style-name="Standard">
      <style:text-properties officeooo:rsid="00085137" officeooo:paragraph-rsid="00085137"/>
    </style:style>
    <style:style style:name="P25" style:family="paragraph" style:parent-style-name="Standard">
      <style:text-properties officeooo:rsid="000e476a" officeooo:paragraph-rsid="000e476a"/>
    </style:style>
    <style:style style:name="P26" style:family="paragraph" style:parent-style-name="Standard">
      <style:text-properties officeooo:rsid="0016c7dc" officeooo:paragraph-rsid="0016c7dc"/>
    </style:style>
    <style:style style:name="P27" style:family="paragraph" style:parent-style-name="Standard">
      <style:text-properties officeooo:rsid="0016c7dc" officeooo:paragraph-rsid="0018bfff"/>
    </style:style>
    <style:style style:name="P28" style:family="paragraph" style:parent-style-name="Standard">
      <style:text-properties officeooo:rsid="0016c7dc" officeooo:paragraph-rsid="001c2437"/>
    </style:style>
    <style:style style:name="P29" style:family="paragraph" style:parent-style-name="Standard">
      <style:text-properties officeooo:rsid="0019c53e" officeooo:paragraph-rsid="0019c53e"/>
    </style:style>
    <style:style style:name="P30" style:family="paragraph" style:parent-style-name="Standard">
      <style:text-properties officeooo:rsid="0019c53e" officeooo:paragraph-rsid="001d0b24"/>
    </style:style>
    <style:style style:name="P31" style:family="paragraph" style:parent-style-name="Standard">
      <style:text-properties officeooo:rsid="0019c53e" officeooo:paragraph-rsid="0030e384"/>
    </style:style>
    <style:style style:name="P32" style:family="paragraph" style:parent-style-name="Standard">
      <style:text-properties officeooo:rsid="0019c53e" officeooo:paragraph-rsid="0025a377"/>
    </style:style>
    <style:style style:name="P33" style:family="paragraph" style:parent-style-name="Standard">
      <style:text-properties officeooo:rsid="000a5015" officeooo:paragraph-rsid="000a5015"/>
    </style:style>
    <style:style style:name="P34" style:family="paragraph" style:parent-style-name="Standard">
      <style:text-properties officeooo:rsid="001ad665" officeooo:paragraph-rsid="001f05df"/>
    </style:style>
    <style:style style:name="P35" style:family="paragraph" style:parent-style-name="Standard">
      <style:text-properties officeooo:rsid="002444fa" officeooo:paragraph-rsid="0030e384"/>
    </style:style>
    <style:style style:name="P36" style:family="paragraph" style:parent-style-name="Standard">
      <style:text-properties officeooo:rsid="002444fa" officeooo:paragraph-rsid="00382377"/>
    </style:style>
    <style:style style:name="P37" style:family="paragraph" style:parent-style-name="Standard">
      <style:text-properties officeooo:rsid="002444fa" officeooo:paragraph-rsid="0039605f"/>
    </style:style>
    <style:style style:name="P38" style:family="paragraph" style:parent-style-name="Standard">
      <style:text-properties officeooo:rsid="0030e384" officeooo:paragraph-rsid="003688bd"/>
    </style:style>
    <style:style style:name="P39" style:family="paragraph" style:parent-style-name="Standard">
      <style:text-properties officeooo:rsid="003347b1" officeooo:paragraph-rsid="003503bb"/>
    </style:style>
    <style:style style:name="P40" style:family="paragraph" style:parent-style-name="Standard">
      <style:text-properties officeooo:rsid="0033e62a" officeooo:paragraph-rsid="003503bb"/>
    </style:style>
    <style:style style:name="P41" style:family="paragraph" style:parent-style-name="Standard">
      <style:text-properties officeooo:rsid="0033e62a" officeooo:paragraph-rsid="003688bd"/>
    </style:style>
    <style:style style:name="P42" style:family="paragraph" style:parent-style-name="Standard">
      <style:text-properties officeooo:rsid="003688bd" officeooo:paragraph-rsid="0019c53e"/>
    </style:style>
    <style:style style:name="P43" style:family="paragraph" style:parent-style-name="Standard">
      <style:text-properties officeooo:rsid="003688bd" officeooo:paragraph-rsid="003688bd"/>
    </style:style>
    <style:style style:name="P44" style:family="paragraph" style:parent-style-name="Standard">
      <style:text-properties officeooo:rsid="003688bd" officeooo:paragraph-rsid="00382377"/>
    </style:style>
    <style:style style:name="P45" style:family="paragraph" style:parent-style-name="Standard">
      <style:text-properties officeooo:rsid="00382377" officeooo:paragraph-rsid="00382377"/>
    </style:style>
    <style:style style:name="P46" style:family="paragraph" style:parent-style-name="Standard">
      <style:text-properties officeooo:rsid="0039605f" officeooo:paragraph-rsid="0039605f"/>
    </style:style>
    <style:style style:name="P47" style:family="paragraph" style:parent-style-name="Standard">
      <style:text-properties officeooo:rsid="0012e810" officeooo:paragraph-rsid="003ac206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officeooo:rsid="000e476a" officeooo:paragraph-rsid="000e476a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0fc8e5" officeooo:paragraph-rsid="000fc8e5"/>
    </style:style>
    <style:style style:name="P5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0614e9" officeooo:paragraph-rsid="000614e9"/>
    </style:style>
    <style:style style:name="P5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2e810" officeooo:paragraph-rsid="0012e810"/>
    </style:style>
    <style:style style:name="P52" style:family="paragraph" style:parent-style-name="Standard">
      <style:text-properties officeooo:rsid="003688bd" officeooo:paragraph-rsid="003688bd"/>
    </style:style>
    <style:style style:name="P53" style:family="paragraph" style:parent-style-name="Standard">
      <style:text-properties officeooo:rsid="000614e9" officeooo:paragraph-rsid="000614e9"/>
    </style:style>
    <style:style style:name="P54" style:family="paragraph" style:parent-style-name="Standard">
      <style:text-properties officeooo:rsid="000614e9" officeooo:paragraph-rsid="00420380"/>
    </style:style>
    <style:style style:name="P55" style:family="paragraph" style:parent-style-name="Standard">
      <style:text-properties officeooo:rsid="000614e9" officeooo:paragraph-rsid="0043aa5e"/>
    </style:style>
    <style:style style:name="P56" style:family="paragraph" style:parent-style-name="Standard">
      <style:text-properties officeooo:rsid="00420380" officeooo:paragraph-rsid="00420380"/>
    </style:style>
    <style:style style:name="T1" style:family="text">
      <style:text-properties officeooo:rsid="0006f93f"/>
    </style:style>
    <style:style style:name="T2" style:family="text">
      <style:text-properties officeooo:rsid="000a5015"/>
    </style:style>
    <style:style style:name="T3" style:family="text">
      <style:text-properties officeooo:rsid="000c3659"/>
    </style:style>
    <style:style style:name="T4" style:family="text">
      <style:text-properties officeooo:rsid="000c63e5"/>
    </style:style>
    <style:style style:name="T5" style:family="text">
      <style:text-properties officeooo:rsid="000e476a"/>
    </style:style>
    <style:style style:name="T6" style:family="text">
      <style:text-properties officeooo:rsid="000fc8e5"/>
    </style:style>
    <style:style style:name="T7" style:family="text">
      <style:text-properties officeooo:rsid="0010e616"/>
    </style:style>
    <style:style style:name="T8" style:family="text">
      <style:text-properties officeooo:rsid="0011461d"/>
    </style:style>
    <style:style style:name="T9" style:family="text">
      <style:text-properties officeooo:rsid="0012e810"/>
    </style:style>
    <style:style style:name="T10" style:family="text">
      <style:text-properties fo:font-weight="bold" officeooo:rsid="0012e810" style:font-weight-asian="bold" style:font-weight-complex="bold"/>
    </style:style>
    <style:style style:name="T11" style:family="text">
      <style:text-properties fo:font-weight="bold" officeooo:rsid="002e7c3b" style:font-weight-asian="bold" style:font-weight-complex="bold"/>
    </style:style>
    <style:style style:name="T12" style:family="text">
      <style:text-properties officeooo:rsid="0014857e"/>
    </style:style>
    <style:style style:name="T13" style:family="text">
      <style:text-properties officeooo:rsid="0015e322"/>
    </style:style>
    <style:style style:name="T14" style:family="text">
      <style:text-properties officeooo:rsid="0016929c"/>
    </style:style>
    <style:style style:name="T15" style:family="text">
      <style:text-properties officeooo:rsid="0016c7dc"/>
    </style:style>
    <style:style style:name="T16" style:family="text">
      <style:text-properties officeooo:rsid="0018bfff"/>
    </style:style>
    <style:style style:name="T17" style:family="text">
      <style:text-properties officeooo:rsid="0019c53e"/>
    </style:style>
    <style:style style:name="T18" style:family="text">
      <style:text-properties officeooo:rsid="001ad665"/>
    </style:style>
    <style:style style:name="T19" style:family="text">
      <style:text-properties officeooo:rsid="001c2437"/>
    </style:style>
    <style:style style:name="T20" style:family="text">
      <style:text-properties officeooo:rsid="001d0b24"/>
    </style:style>
    <style:style style:name="T21" style:family="text">
      <style:text-properties officeooo:rsid="002444fa"/>
    </style:style>
    <style:style style:name="T22" style:family="text">
      <style:text-properties officeooo:rsid="0025a377"/>
    </style:style>
    <style:style style:name="T23" style:family="text">
      <style:text-properties officeooo:rsid="002803d1"/>
    </style:style>
    <style:style style:name="T24" style:family="text">
      <style:text-properties officeooo:rsid="002e7c3b"/>
    </style:style>
    <style:style style:name="T25" style:family="text">
      <style:text-properties officeooo:rsid="0030e384"/>
    </style:style>
    <style:style style:name="T26" style:family="text">
      <style:text-properties officeooo:rsid="003347b1"/>
    </style:style>
    <style:style style:name="T27" style:family="text">
      <style:text-properties officeooo:rsid="003503bb"/>
    </style:style>
    <style:style style:name="T28" style:family="text">
      <style:text-properties officeooo:rsid="003688bd"/>
    </style:style>
    <style:style style:name="T29" style:family="text">
      <style:text-properties officeooo:rsid="00382377"/>
    </style:style>
    <style:style style:name="T30" style:family="text">
      <style:text-properties officeooo:rsid="00394eed"/>
    </style:style>
    <style:style style:name="T31" style:family="text">
      <style:text-properties officeooo:rsid="0039605f"/>
    </style:style>
    <style:style style:name="T32" style:family="text">
      <style:text-properties officeooo:rsid="003ac206"/>
    </style:style>
    <style:style style:name="T33" style:family="text">
      <style:text-properties officeooo:rsid="003b47cd"/>
    </style:style>
    <style:style style:name="T34" style:family="text">
      <style:text-properties officeooo:rsid="003cfcb9"/>
    </style:style>
    <style:style style:name="T35" style:family="text">
      <style:text-properties officeooo:rsid="00420380"/>
    </style:style>
    <style:style style:name="T36" style:family="text">
      <style:text-properties officeooo:rsid="0045e5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a di installazione <text:span text:style-name="T36">Gooble Bike 2.0 per Bologna Experience</text:span></text:p>
      <text:p text:style-name="P1"/>
      <text:p text:style-name="P1">Hardware del computer</text:p>
      <text:p text:style-name="P2">S<text:span text:style-name="T1">i</text:span>Computer <text:span text:style-name="T1">Productiva Yocto basato su Intel NUC 6i5SYB<text:line-break/><text:tab/>CPU Intel i5-6260U @ 1.8 GHz</text:span></text:p>
      <text:p text:style-name="P24"><text:tab/>Memoria 8 GB.</text:p>
      <text:p text:style-name="P24"><text:tab/>HD SATA 250 GB<text:line-break/><text:tab/>WIFI Intel 8260<text:tab/><text:tab/></text:p>
      <text:p text:style-name="P24"><text:tab/>Scheda grafica Intel Sky Lake integrata <text:span text:style-name="T2">HDMI</text:span></text:p>
      <text:p text:style-name="P24"><text:tab/>Scheda audio Intel Sunrise Point-LP</text:p>
      <text:p text:style-name="P3"/>
      <text:p text:style-name="P1">Sistema operativo</text:p>
      <text:p text:style-name="P4"><text:span text:style-name="T2"><text:tab/>Linux </text:span>Mint <text:span text:style-name="T2">18.2 Serena</text:span></text:p>
      <text:p text:style-name="P33"><text:tab/>Desktop Mate <text:s/>1.16</text:p>
      <text:p text:style-name="P33"><text:tab/>Kernel 4.4.0-generic 64 bit</text:p>
      <text:p text:style-name="P4"/>
      <text:p text:style-name="P1">Preparazione del bootable device</text:p>
      <text:p text:style-name="P5"><text:tab/><text:span text:style-name="T3">Scaricare il file ISO della distribuzione Linux da </text:span><text:a xlink:type="simple" xlink:href="http://www.linuxmint.com/" text:style-name="Internet_20_link" text:visited-style-name="Visited_20_Internet_20_Link"><text:span text:style-name="T3">www.linuxmint.com</text:span></text:a><text:span text:style-name="T3"><text:line-break/><text:tab/><text:tab/>Linux Mint 18.1 Serena Desktop Mate 64 bit</text:span></text:p>
      <text:p text:style-name="P6"><text:tab/><text:span text:style-name="T3">Scaricare il software di pendrive da <text:s/></text:span><text:a xlink:type="simple" xlink:href="http://www.pendrivelinux.com/" text:style-name="Internet_20_link" text:visited-style-name="Visited_20_Internet_20_Link"><text:span text:style-name="T3">www.pendrivelinux.com</text:span></text:a></text:p>
      <text:p text:style-name="P6"><text:tab/><text:tab/><text:span text:style-name="T4">Popular UUI – Universal USB Installer</text:span></text:p>
      <text:p text:style-name="P6"><text:tab/><text:span text:style-name="T4">Inserire un dispositivo USB</text:span></text:p>
      <text:p text:style-name="P6"><text:tab/><text:span text:style-name="T4">Lanciare l'eseguibile Universal USB Installer (non richiede installazione)</text:span></text:p>
      <text:p text:style-name="P6"><text:tab/><text:span text:style-name="T5">Selezionare il SO ( Linux Mint)</text:span></text:p>
      <text:p text:style-name="P6"><text:tab/><text:span text:style-name="T5">Selezionalre la ISO (Linux Mint 18.1 Mate 64 bit)</text:span></text:p>
      <text:p text:style-name="P7"><text:tab/><text:span text:style-name="T5">Selezionare il dispositivo USB</text:span></text:p>
      <text:p text:style-name="P7"><text:tab/><text:span text:style-name="T5">Creare il dispositivo di boot</text:span></text:p>
      <text:p text:style-name="P7"/>
      <text:p text:style-name="P25">Predisposizione dell'hardware</text:p>
      <text:p text:style-name="P25"><text:tab/>Il PC va collegato a:</text:p>
      <text:p text:style-name="P48">- Monitor HDMI mediante cavo HDMI con connettori tipo A</text:p>
      <text:p text:style-name="P48">- Tastiera e Mouse USB </text:p>
      <text:p text:style-name="P48">- Pendrive di boot</text:p>
      <text:p text:style-name="P25"/>
      <text:p text:style-name="P1">Rimozione del fast boot</text:p>
      <text:p text:style-name="P7"><text:tab/><text:span text:style-name="T10">WARNING! </text:span><text:span text:style-name="T9">Il PC ha il fast boot che impedisce l'accesso al BIOS. <text:line-break/><text:tab/>Per rimuovere il fast boot:</text:span></text:p>
      <text:p text:style-name="P48">- collegare una tastiera USB <text:s/>al computer </text:p>
      <text:p text:style-name="P48">- collegare una cuffia alla presa audio</text:p>
      <text:p text:style-name="P48">- a computer spento premere il bottone di accensione e tenerlo premuto fino a quando si sentono 3 beep in cuffia</text:p>
      <text:p text:style-name="P48">- rilasciare il bottone, si presenta un elenco di tasti funzionali; premere F2; <text:span text:style-name="T6">si entra nel visual BIOS</text:span></text:p>
      <text:p text:style-name="P49"/>
      <text:p text:style-name="P1">Abilitazione del boot da usb</text:p>
      <text:p text:style-name="P1"><text:tab/><text:span text:style-name="T7">Avviare il computer, premere F2 durante il boot; si entra nella main page del BIOS</text:span></text:p>
      <text:p text:style-name="P1"><text:tab/><text:span text:style-name="T7">Nella home page</text:span></text:p>
      <text:p text:style-name="P1"><text:tab/><text:tab/><text:span text:style-name="T7">Pannello Boot Order, tab UEFI: disabilitare la spunta EUFI Boot</text:span></text:p>
      <text:p text:style-name="P1"><text:tab/><text:tab/><text:span text:style-name="T7">Pannello Boot Order, tab Legacy: abilitare legacy Boot e trascinare in alto USB</text:span></text:p>
      <text:p text:style-name="P1"><text:tab/><text:span text:style-name="T7">Nella device page (Advanced &gt; Device)</text:span></text:p>
      <text:p text:style-name="P1"><text:tab/><text:tab/><text:span text:style-name="T7">Pannello USB configuration: abilitare USB legacy</text:span></text:p>
      <text:p text:style-name="P1"><text:tab/><text:span text:style-name="T8">Nella boot page (Advanced &gt; Boot)</text:span></text:p>
      <text:p text:style-name="P1"><text:soft-page-break/><text:tab/><text:tab/><text:span text:style-name="T8">Pannello Boot Priority</text:span></text:p>
      <text:p text:style-name="P1"><text:tab/><text:tab/><text:tab/><text:span text:style-name="T8">EUFI Boot: disabilitato</text:span></text:p>
      <text:p text:style-name="P1"><text:tab/><text:tab/><text:tab/><text:span text:style-name="T8">Legacy Boot priority: USB</text:span></text:p>
      <text:p text:style-name="P1"><text:tab/><text:tab/><text:span text:style-name="T8">Pannello Boot Configuration</text:span></text:p>
      <text:p text:style-name="P8"><text:tab/><text:tab/><text:tab/><text:span text:style-name="T8">Fast boot: disabilitato</text:span></text:p>
      <text:p text:style-name="P8"><text:tab/><text:tab/><text:tab/><text:span text:style-name="T8">Boot USB device first: abilitato</text:span></text:p>
      <text:p text:style-name="P8"><text:tab/><text:tab/><text:tab/><text:span text:style-name="T8">Boot device: USB, optical</text:span></text:p>
      <text:p text:style-name="P1"><text:tab/></text:p>
      <text:p text:style-name="P1">Avvio live</text:p>
      <text:p text:style-name="P8"><text:tab/><text:span text:style-name="T8">Riavvare il PC con il boot device USB inserito</text:span></text:p>
      <text:p text:style-name="P8"><text:tab/><text:span text:style-name="T8">Parte la versione Live di Linux Mint</text:span><text:tab/></text:p>
      <text:p text:style-name="P1"><text:tab/>Attivazione della inte<text:span text:style-name="T4">r</text:span>faccia Wifi</text:p>
      <text:p text:style-name="P50"><text:span text:style-name="T10">WARNING!</text:span><text:span text:style-name="T9"> </text:span><text:tab/><text:span text:style-name="T9">Il pannello di connessione WiFi forza la password in minuscolo quindi se la password di rete contiene maiuscole la connessione fallisce.<text:line-break/>Si aggira il problema configurando la connessione con:</text:span></text:p>
      <text:p text:style-name="P51">Menu &gt; Control center &gt; Network connections &gt; WiFi &gt; WiFi Security<text:line-break/>Questo pannello conserva le maiuscole e consente di memorizzare la pwd in modo permanente</text:p>
      <text:p text:style-name="P51">Impostare anche la security a WPA &amp; WPA2 personal</text:p>
      <text:p text:style-name="P35"><text:tab/> Testare da un altro computer ping 192.168.2.<text:span text:style-name="T36">xxx</text:span></text:p>
      <text:p text:style-name="P18"/>
      <text:p text:style-name="P1">Installazione del sistema operativo</text:p>
      <text:p text:style-name="P1"><text:tab/><text:span text:style-name="T9">Dal desktop di Linux avviare l'installazione (Install Linux Mint)</text:span></text:p>
      <text:p text:style-name="P1"><text:tab/><text:span text:style-name="T12">Selezionare la lingua (Italiano)</text:span></text:p>
      <text:p text:style-name="P1"><text:tab/><text:span text:style-name="T12">Installare il software di terze parti (Si)<text:line-break/><text:tab/>Smontare le partizioni in uso (Sì)<text:line-break/><text:tab/>Tipo d'installazione: installa Linux Mint a fianco di Windows 7</text:span></text:p>
      <text:p text:style-name="P1"><text:tab/><text:span text:style-name="T13">Selezionare il disco: SCSI1</text:span></text:p>
      <text:p text:style-name="P1"><text:tab/><text:span text:style-name="T13">Località: Rome</text:span></text:p>
      <text:p text:style-name="P1"><text:tab/><text:span text:style-name="T13">Tastiera: Italiana-Italiana</text:span></text:p>
      <text:p text:style-name="P1"><text:tab/><text:span text:style-name="T13">Nome: gooble-user</text:span></text:p>
      <text:p text:style-name="P1"><text:tab/><text:span text:style-name="T13">Nome pc: gooble# ( # = 1 | 2 | 3)</text:span></text:p>
      <text:p text:style-name="P1"><text:tab/><text:span text:style-name="T13">Nome utente: gooble-user</text:span></text:p>
      <text:p text:style-name="P1"><text:tab/><text:span text:style-name="T13">Password: ******</text:span></text:p>
      <text:p text:style-name="P1"><text:tab/><text:span text:style-name="T13">Accesso automatico: Sì</text:span></text:p>
      <text:p text:style-name="P1"><text:tab/><text:span text:style-name="T13">Rimuovere il dispositivo di boot e riavviare il computer</text:span></text:p>
      <text:p text:style-name="P1"/>
      <text:p text:style-name="P26">Configurazione del sistema</text:p>
      <text:p text:style-name="P9"><text:tab/><text:span text:style-name="T14">Riconnettere la WiFi </text:span></text:p>
      <text:p text:style-name="P9"><text:tab/><text:span text:style-name="T9">Menu &gt; Control center &gt; Network connections &gt; WiFi &gt; WiFi Security</text:span></text:p>
      <text:p text:style-name="P9"><text:tab/><text:span text:style-name="T15">Accesso automatico</text:span></text:p>
      <text:p text:style-name="P9"><text:tab/><text:span text:style-name="T15">Menu &gt; Control center &gt; Amministrazione &gt; Finestra di accesso</text:span></text:p>
      <text:p text:style-name="P9"><text:tab/><text:span text:style-name="T15">Accesso automatico: Sì</text:span></text:p>
      <text:p text:style-name="P9"><text:tab/><text:span text:style-name="T15">Accesso temporizzato: No</text:span></text:p>
      <text:p text:style-name="P9"><text:tab/><text:span text:style-name="T16">Gestione alimentazione</text:span></text:p>
      <text:p text:style-name="P10"><text:tab/><text:tab/><text:span text:style-name="T15">Menu &gt; Control center &gt; Amministrazione &gt; Gestione alimentazione</text:span></text:p>
      <text:p text:style-name="P27"><text:tab/><text:tab/>Computer: Mai</text:p>
      <text:p text:style-name="P27"><text:tab/><text:tab/>Schermo: Mai</text:p>
      <text:p text:style-name="P13"><text:tab/><text:span text:style-name="T19">Salvaschermo</text:span></text:p>
      <text:p text:style-name="P13"><text:tab/><text:tab/><text:span text:style-name="T15">Menu &gt; Control center &gt; Amministrazione &gt; Salvaschermo</text:span></text:p>
      <text:p text:style-name="P28"><text:tab/><text:tab/>Quando computer inattivo: No</text:p>
      <text:p text:style-name="P28"><text:tab/><text:tab/>Blocco computer: No</text:p>
      <text:p text:style-name="P13"><text:soft-page-break/><text:tab/><text:span text:style-name="T20">Installazione Chromium</text:span></text:p>
      <text:p text:style-name="P30"><text:tab/><text:tab/><text:span text:style-name="T20">sudo apt-get update</text:span></text:p>
      <text:p text:style-name="P30"><text:tab/><text:tab/>sudo apt-get install chromium-browser</text:p>
      <text:p text:style-name="P14"><text:tab/><text:span text:style-name="T20">Creazione di un lanciatore per Chromium sul desktop</text:span></text:p>
      <text:p text:style-name="P14"><text:tab/><text:tab/><text:span text:style-name="T20">Bt dx mouse &gt; Crea Lanc. &gt; Appl. &gt; Chromium &gt; /usr/bin/chromium-browser</text:span></text:p>
      <text:p text:style-name="P14"><text:tab/><text:span text:style-name="T11">WARNING!!! </text:span><text:span text:style-name="T24">Disabilitare portachiavi</text:span></text:p>
      <text:p text:style-name="P12"><text:tab/><text:tab/><text:span text:style-name="T18">sudo apt-get install seahorse</text:span></text:p>
      <text:p text:style-name="P15"><text:tab/><text:tab/><text:span text:style-name="T18">Lanciare seahorse</text:span></text:p>
      <text:p text:style-name="P34"><text:tab/><text:tab/>Bt dx mouse <text:s/>&gt; Login &gt; cambia password &gt; inserire password vuota</text:p>
      <text:p text:style-name="P1"/>
      <text:p text:style-name="P1">Installazione dei servizi</text:p>
      <text:p text:style-name="P29"><text:tab/>sudo apt-get update</text:p>
      <text:p text:style-name="P11"><text:tab/><text:span text:style-name="T17">sudo apt-get install lamp-server^</text:span></text:p>
      <text:p text:style-name="P11"><text:tab/><text:span text:style-name="T21">Password di root mysql: ******</text:span></text:p>
      <text:p text:style-name="P11"><text:tab/><text:span text:style-name="T28">Abilitare il modulo rewrite</text:span></text:p>
      <text:p text:style-name="P42"><text:tab/>- su</text:p>
      <text:p text:style-name="P43"><text:tab/>- a2enmod rewrite</text:p>
      <text:p text:style-name="P44"><text:tab/>- service apache2 restart</text:p>
      <text:p text:style-name="P21"><text:tab/><text:span text:style-name="T29">Abilitare Override</text:span></text:p>
      <text:p text:style-name="P45"><text:tab/>- su</text:p>
      <text:p text:style-name="P45"><text:tab/>- vi /etc/apache2/apache2.conf</text:p>
      <text:p text:style-name="P21"><text:tab/><text:span text:style-name="T29">- sostituire AllowOverride None con AllowOverride All</text:span><text:tab/></text:p>
      <text:p text:style-name="P11"><text:tab/><text:span text:style-name="T21">Testare http://localhost</text:span></text:p>
      <text:p text:style-name="P35"><text:tab/> Testare da un altro computer http://192.168.2.<text:span text:style-name="T36">#</text:span></text:p>
      <text:p text:style-name="P31"><text:tab/>sudo apt-get install phpmyadmin</text:p>
      <text:p text:style-name="P1"><text:tab/><text:span text:style-name="T22">Selezionare apache2</text:span></text:p>
      <text:p text:style-name="P1"><text:tab/><text:span text:style-name="T22">Configurare il database: Sì</text:span></text:p>
      <text:p text:style-name="P1"><text:tab/><text:span text:style-name="T22">Password applicativa phpmyadmin: *******</text:span></text:p>
      <text:p text:style-name="P32"><text:tab/>Testare http://localhost/phpmyadmin<text:line-break/><text:tab/> Testare da un altro computer http://192.168.2.101/phpmydamin</text:p>
      <text:p text:style-name="P16"><text:tab/></text:p>
      <text:p text:style-name="P1">Installazione dell'applicazione</text:p>
      <text:p text:style-name="P1"><text:tab/><text:span text:style-name="T28">Applicazione lato server</text:span></text:p>
      <text:p text:style-name="P20"><text:tab/><text:span text:style-name="T23">Scaricare da github ( https://github.com/GoobleBike/webapp)</text:span></text:p>
      <text:p text:style-name="P20"><text:tab/><text:span text:style-name="T28">Decomprimere </text:span></text:p>
      <text:p text:style-name="P20"><text:tab/><text:span text:style-name="T28">copiare /webapp-master/php/gooble/config/db.php in<text:line-break/><text:tab/>/webapp-master/php/gooble/config/db.produzione.php<text:line-break/><text:tab/>Editare <text:s/>db.produzione.php inserendo i seguenti dati</text:span></text:p>
      <text:p text:style-name="P20"><text:tab/><text:span text:style-name="T28">db: gooble</text:span></text:p>
      <text:p text:style-name="P20"><text:tab/><text:span text:style-name="T28">user: gooble</text:span></text:p>
      <text:p text:style-name="P20"><text:tab/><text:span text:style-name="T28">password: ******</text:span></text:p>
      <text:p text:style-name="P20"><text:tab/><text:span text:style-name="T25">Caricamento della banca dati</text:span></text:p>
      <text:p text:style-name="P20"><text:tab/><text:span text:style-name="T25">Da phpmyadmin</text:span></text:p>
      <text:p text:style-name="P38"><text:tab/>- creare db gooble codifica caratteri utf8-general-ci</text:p>
      <text:p text:style-name="P38"><text:tab/>- nel pannello SQL:<text:line-break/><text:tab/> <text:s/>grant all privileges on gooble.* to gooble@localhost identified by '******'</text:p>
      <text:p text:style-name="P38"><text:tab/>- caricare il file gooble.sql (importa &gt; Sfoglia &gt; gooble.sql )</text:p>
      <text:p text:style-name="P21"><text:tab/><text:span text:style-name="T21">Testare http://localhost/gooble/site</text:span></text:p>
      <text:p text:style-name="P36"><text:tab/><text:span text:style-name="T31">Testare i simulatori ed il pannello di stato</text:span></text:p>
      <text:p text:style-name="P21"><text:tab/><text:span text:style-name="T34">config.gb=1</text:span></text:p>
      <text:p text:style-name="P21"><text:tab/><text:span text:style-name="T34">config.me=1</text:span></text:p>
      <text:p text:style-name="P21"><text:tab/><text:span text:style-name="T34">config.wc=1</text:span></text:p>
      <text:p text:style-name="P21"><text:soft-page-break/><text:tab/><text:span text:style-name="T28">Applicazione lato client</text:span></text:p>
      <text:p text:style-name="P22"><text:tab/><text:span text:style-name="T23">Scaricare da github ( https://github.com/GoobleBike/ Webclient)</text:span></text:p>
      <text:p text:style-name="P22"><text:tab/><text:span text:style-name="T30">Decomprimere</text:span></text:p>
      <text:p text:style-name="P22"><text:tab/><text:span text:style-name="T26">Copiare la cartella webapp-master/php/gooble nella radice del web ( /var/www/html )<text:line-break/><text:tab/>- cd /home/gooble-user/Scaricati/Webclient-master<text:line-break/><text:tab/>- su<text:line-break/><text:tab/>- cp -r * /var/www/html </text:span></text:p>
      <text:p text:style-name="P41"><text:tab/>- chmod -R 755 /var/www/html/</text:p>
      <text:p text:style-name="P43"><text:tab/>- chown -R www-data:www-data /var/www/html/</text:p>
      <text:p text:style-name="P20"><text:tab/><text:span text:style-name="T34">modificare /var/www/html/js/GoobleControl.js riga 16: var MYD=1;</text:span></text:p>
      <text:p text:style-name="P21"><text:tab/><text:span text:style-name="T21">Testare http://localhost/</text:span></text:p>
      <text:p text:style-name="P37"><text:tab/><text:span text:style-name="T31">Testare il client con il simulatore di gooble bike</text:span></text:p>
      <text:p text:style-name="P46"><text:tab/>Verificare il simulatore che riceva la pendenza</text:p>
      <text:p text:style-name="P1"/>
      <text:p text:style-name="P1"><text:tab/><text:span text:style-name="T35">Configurazione del controller</text:span></text:p>
      <text:p text:style-name="P55"><text:tab/><text:span text:style-name="T23">Scaricare da github ( https://github.com/GoobleBike/ Firmware)</text:span></text:p>
      <text:p text:style-name="P55"><text:tab/><text:span text:style-name="T35">collegare il cavo del trainer ai morsetti 485 del controller</text:span></text:p>
      <text:p text:style-name="P1"><text:tab/><text:span text:style-name="T35">BiBl <text:tab/>&gt; Speed A</text:span></text:p>
      <text:p text:style-name="P1"><text:tab/><text:span text:style-name="T35">Bl <text:s text:c="3"/><text:tab/>&gt; Speed B</text:span></text:p>
      <text:p text:style-name="P1"><text:tab/><text:span text:style-name="T35">BiVe<text:tab/>&gt; Brake A</text:span></text:p>
      <text:p text:style-name="P1"><text:tab/><text:span text:style-name="T35">Ve <text:s text:c="3"/><text:tab/>&gt; Brake B</text:span></text:p>
      <text:p text:style-name="P1"><text:tab/><text:span text:style-name="T35">Impostazione dei dip-switch</text:span></text:p>
      <text:p text:style-name="P54"><text:tab/><text:span text:style-name="T35">ID = 0 -&gt; sw1 off, sw2 off, sw3 off</text:span></text:p>
      <text:p text:style-name="P54"><text:span text:style-name="T35"><text:tab/>ID = 1 -&gt; sw1 off, sw2 off, sw3 on</text:span></text:p>
      <text:p text:style-name="P54"><text:span text:style-name="T35"><text:tab/>ID = 2 -&gt; sw1 off, sw2 on, sw3 off</text:span></text:p>
      <text:p text:style-name="P54"><text:span text:style-name="T35"><text:tab/>ID = 3 -&gt; sw1 off, sw2 on, sw3 on</text:span></text:p>
      <text:p text:style-name="P54"><text:span text:style-name="T35"><text:tab/>ID = 4 -&gt; sw1 on, sw2 off, sw3 on</text:span></text:p>
      <text:p text:style-name="P1"><text:tab/><text:span text:style-name="T35">Connettere il sensore di cadenza (se previsto) ai pin 11,12,13,GND dello shield</text:span></text:p>
      <text:p text:style-name="P1"><text:tab/><text:span text:style-name="T35">Inserimento in rete</text:span></text:p>
      <text:p text:style-name="P1"><text:tab/><text:span text:style-name="T35">Collegare il controller al PC di sviluppo tramite il cavo USB</text:span></text:p>
      <text:p text:style-name="P1"><text:tab/><text:span text:style-name="T35">Caricare il fw File &gt; Esempi &gt; Bridge &gt; YunFirstConfig</text:span></text:p>
      <text:p text:style-name="P1"><text:tab/><text:span text:style-name="T35">Aprire la console ed inserire i parametri di comunicazione</text:span></text:p>
      <text:p text:style-name="P1"><text:tab/><text:span text:style-name="T35">SSID: gooble</text:span></text:p>
      <text:p text:style-name="P1"><text:tab/><text:span text:style-name="T35">Password: ******</text:span></text:p>
      <text:p text:style-name="P1"><text:tab/><text:span text:style-name="T35">Sicurezza: WPA2</text:span></text:p>
      <text:p text:style-name="P54"><text:tab/><text:span text:style-name="T35">Lingua: IT<text:line-break/><text:tab/>Aprire il file controllerAsync<text:line-break/><text:tab/>Modificare nel file ports.h le definizioni:<text:line-break/><text:tab/>#define DEBUG_SERIAL 1<text:tab/>&gt; #define DEBUG_SERIAL 0</text:span></text:p>
      <text:p text:style-name="P56"><text:tab/>#define CADENCE_ENABLE 1 &gt; #define CADENCE_ENABLE 1 o 0 </text:p>
      <text:p text:style-name="P56"><text:tab/>in funzione della presenza del sensore di cadenza</text:p>
      <text:p text:style-name="P56"><text:tab/>Caricare il firmware</text:p>
      <text:p text:style-name="P56"/>
      <text:p text:style-name="P1"><text:tab/><text:span text:style-name="T28">Script di avvio</text:span></text:p>
      <text:p text:style-name="P17"><text:tab/><text:span text:style-name="T23">Scaricare da github ( https://github.com/GoobleBike/ScriptAvvio )</text:span></text:p>
      <text:p text:style-name="P22"><text:tab/><text:span text:style-name="T30">Decomprimere</text:span></text:p>
      <text:p text:style-name="P19"><text:tab/><text:span text:style-name="T27">Copiare il file ScriptAvvio.sh nella cartella /usr/bin</text:span></text:p>
      <text:p text:style-name="P39"><text:tab/>- cd /home/gooble-user/Scaricati/ScriptAvvio-master<text:line-break/><text:tab/>- su<text:line-break/><text:tab/>- cp <text:s/>ScriptAvvio.sh <text:s/>/usr/bin</text:p>
      <text:p text:style-name="P40"><text:tab/>- chmod -R 755 /usr/bin/ScriptAvvio.sh</text:p>
      <text:p text:style-name="P19"><text:tab/><text:span text:style-name="T27">Inserire lo script di avvio nei programmi di avvio</text:span></text:p>
      <text:p text:style-name="P23"><text:soft-page-break/><text:tab/><text:span text:style-name="T9">Menu &gt; Control center &gt; Personale &gt; Applicazioni d'avvio &gt; Aggiungi</text:span></text:p>
      <text:p text:style-name="P47"><text:tab/>Nome: ScriptAvvio</text:p>
      <text:p text:style-name="P23"><text:tab/><text:span text:style-name="T32">Comando: /usr/bin/ScriptAvvio.sh</text:span></text:p>
      <text:p text:style-name="P23"><text:tab/><text:span text:style-name="T33">Creazione di un collegamento a ScriptAvvio sul desktop</text:span></text:p>
      <text:p text:style-name="P23"/>
      <text:p text:style-name="P23"/>
      <text:p text:style-name="P19"><text:tab/></text:p>
      <text:p text:style-name="P19"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48:18.791000000</meta:creation-date>
    <dc:date>2017-06-26T12:20:35.815000000</dc:date>
    <meta:editing-duration>PT20H52M59S</meta:editing-duration>
    <meta:editing-cycles>29</meta:editing-cycles>
    <meta:generator>LibreOffice/5.2.5.1$Windows_X86_64 LibreOffice_project/0312e1a284a7d50ca85a365c316c7abbf20a4d22</meta:generator>
    <meta:document-statistic meta:table-count="0" meta:image-count="0" meta:object-count="0" meta:page-count="5" meta:paragraph-count="179" meta:word-count="1064" meta:character-count="7326" meta:non-whitespace-character-count="6199"/>
  </office:meta>
</office:document-meta>
</file>